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FreeSans1" svg:font-family="FreeSans"/>
    <style:font-face style:font-pitch="variable" style:name="DejaVu Sans1" svg:font-family="'DejaVu Sans'"/>
    <style:font-face style:font-family-generic="roman" style:font-pitch="variable" style:name="Liberation Serif" svg:font-family="'Liberation Serif'"/>
    <style:font-face style:font-family-generic="roman" style:font-pitch="variable" style:name="Liberation Serif1" svg:font-family="'Liberation Serif', 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iberation Sans1" svg:font-family="'Liberation Sans', Arial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wiss" style:font-pitch="variable" style:name="Arial" svg:font-family="Arial"/>
  </office:font-face-decls>
  <office:automatic-styles>
    <style:style style:family="paragraph" style:name="acf330c" style:parent-style-name="Standard">
      <style:text-properties style:font-name="Arial" style:font-name-complex="Arial"/>
    </style:style>
    <style:style style:family="paragraph" style:name="ad96740" style:parent-style-name="Standard">
      <style:text-properties style:font-name="Arial" style:font-name-complex="Arial"/>
    </style:style>
    <style:style style:family="paragraph" style:name="a2435ec" style:parent-style-name="Standard">
      <style:text-properties style:font-name="Arial" style:font-name-complex="Arial"/>
    </style:style>
    <style:style style:family="paragraph" style:name="a08216a" style:parent-style-name="Standard">
      <style:text-properties style:font-name="Arial" style:font-name-complex="Arial"/>
    </style:style>
    <style:style style:family="paragraph" style:name="a1d4fc5" style:parent-style-name="Standard">
      <style:text-properties style:font-name="Arial" style:font-name-complex="Arial"/>
    </style:style>
  </office:automatic-styles>
  <office:body>
    <office:text>
      <text:p text:style-name="a1d4fc5">Test<text:s/></text:p>
      <text:p text:style-name="a08216a">und</text:p>
      <text:p text:style-name="a2435ec">Svante</text:p>
      <text:p text:style-name="ad96740">guckt zu</text:p>
      <text:p text:style-name="acf330c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pitch="variable" style:name="DejaVu Sans1" svg:font-family="'DejaVu Sans'"/>
    <style:font-face style:font-family-generic="roman" style:font-pitch="variable" style:name="Liberation Serif" svg:font-family="'Liberation Serif'"/>
    <style:font-face style:font-family-generic="roman" style:font-pitch="variable" style:name="Liberation Serif1" svg:font-family="'Liberation Serif', 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iberation Sans1" svg:font-family="'Liberation Sans', Arial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Liberation Serif1" style:font-name-asian="DejaVu Sans1" style:font-name-complex="DejaVu Sans1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FreeSans" style:font-size-asian="14.0pt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Liberation Sans1" style:font-name-asian="DejaVu Sans1" style:font-name-complex="DejaVu Sans1" style:font-size-asian="14.0pt"/>
    </style:style>
    <style:style style:family="paragraph" style:name="Verzeichnis" style:parent-style-name="Standard"/>
    <style:style style:family="paragraph" style:name="Beschriftung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/>
    <style:style style:family="paragraph" style:name="Index" style:parent-style-name="Standard">
      <style:text-properties style:font-name-complex="Free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text" style:name="Absatz-Standardschriftart" style:parent-style-name="default_character_style"/>
    <style:default-style style:family="graphic">
      <style:text-properties fo:country="DE" fo:font-size="12.0pt" fo:language="de" style:font-name="Liberation Serif" style:font-name-asian="DejaVu Sans" style:font-name-complex="FreeSans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08S</meta:editing-duration>
  </office:meta>
</office:document-meta>
</file>